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16.1501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6.94266666666667cm"/>
    </style:style>
    <style:style style:name="co5" style:family="table-column">
      <style:table-column-properties fo:break-before="auto" style:column-width="3.45016666666667cm"/>
    </style:style>
    <style:style style:name="co6" style:family="table-column">
      <style:table-column-properties fo:break-before="auto" style:column-width="9.48266666666667cm"/>
    </style:style>
    <style:style style:name="co7" style:family="table-column">
      <style:table-column-properties fo:break-before="auto" style:column-width="9.6731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5.37633333333333cm"/>
    </style:style>
    <style:style style:name="co10" style:family="table-column">
      <style:table-column-properties fo:break-before="auto" style:column-width="7.895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6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emin</text:p>
          </table:table-cell>
          <table:table-cell office:value-type="string" table:style-name="ce2">
            <text:p>Lign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qsort0</text:p>
          </table:table-cell>
          <table:table-cell office:value-type="float" office:value="12" table:style-name="ce2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/amuhome/a23005604/Bureau/archi/Api_User_Produit/src/main/java/fr/univamu/iut/api_user_produit</text:p>
          </table:table-cell>
          <table:table-cell office:value-type="float" office:value="318" table:style-name="ce2">
            <text:p>3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qsort0 ( Commentaire )<text:s/>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Halstead" table:style-name="ta1"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nt</text:p>
          </table:table-cell>
          <table:table-cell office:value-type="string" table:style-name="ce2">
            <text:p>Nt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Nd</text:p>
          </table:table-cell>
          <table:table-cell office:value-type="string" table:style-name="ce2">
            <text:p>Longueur du programme (N)</text:p>
          </table:table-cell>
          <table:table-cell office:value-type="string" table:style-name="ce2">
            <text:p>Vocabulaire (n)</text:p>
          </table:table-cell>
          <table:table-cell office:value-type="string" table:style-name="ce2">
            <text:p>Volume</text:p>
          </table:table-cell>
          <table:table-cell office:value-type="string" table:style-name="ce2">
            <text:p>Difficulté</text:p>
          </table:table-cell>
          <table:table-cell office:value-type="string" table:style-name="ce2">
            <text:p>Effort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36" table:style-name="ce2">
            <text:p>36</text:p>
          </table:table-cell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office:value-type="float" office:value="65" table:formula="of:=[.B2]+[.D2]" table:style-name="ce2">
            <text:p>65</text:p>
          </table:table-cell>
          <table:table-cell office:value-type="float" office:value="24" table:formula="of:=[.A2]+[.C2]" table:style-name="ce2">
            <text:p>24</text:p>
          </table:table-cell>
          <table:table-cell office:value-type="float" office:value="89.713730711254385" table:formula="of:=[.E2]*LOG([.F2])" table:style-name="ce2">
            <text:p>89,71373071</text:p>
          </table:table-cell>
          <table:table-cell office:value-type="float" office:value="29" table:formula="of:=([.A2]/2)*([.D2]/[.C2])" table:style-name="ce2">
            <text:p>29</text:p>
          </table:table-cell>
          <table:table-cell office:value-type="float" office:value="2601.6981906263773" table:formula="of:=[.H2]*[.G2]" table:style-name="ce2">
            <text:p>2601,698191</text:p>
          </table:table-cell>
          <table:table-cell table:style-name="ce2"/>
          <table:table-cell office:value-type="string" table:style-name="ce2">
            <text:p>paranthèse, crochet, virgule, point-virgule compte 1</text:p>
          </table:table-cell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float" office:value="45" table:style-name="ce2">
            <text:p>45</text:p>
          </table:table-cell>
          <table:table-cell office:value-type="float" office:value="86" table:formula="of:=[.B3]+[.D3]" table:style-name="ce2">
            <text:p>86</text:p>
          </table:table-cell>
          <table:table-cell office:value-type="float" office:value="26" table:formula="of:=[.A3]+[.C3]" table:style-name="ce2">
            <text:p>26</text:p>
          </table:table-cell>
          <table:table-cell office:value-type="float" office:value="404.23781576013397" table:formula="of:=[.E3]*LOG(ABS([.F3]);2)" table:style-name="ce2">
            <text:p>404,2378158</text:p>
          </table:table-cell>
          <table:table-cell office:value-type="float" office:value="19.285714285714285" table:formula="of:=([.A3]/2)*([.D3]/[.C3])" table:style-name="ce2">
            <text:p>19,28571429</text:p>
          </table:table-cell>
          <table:table-cell office:value-type="float" office:value="7796.0150182311545" table:formula="of:=[.H3]*[.G3]" table:style-name="ce2">
            <text:p>7796,015018</text:p>
          </table:table-cell>
          <table:table-cell table:style-name="ce2"/>
          <table:table-cell office:value-type="string" table:style-name="ce2">
            <text:p>Valeur vu avec le prof</text:p>
          </table:table-cell>
          <table:table-cell table:number-columns-repeated="16373"/>
        </table:table-row>
        <table:table-row table:style-name="ro1">
          <table:table-cell table:number-columns-repeated="6" table:style-name="ce2"/>
          <table:table-cell table:style-name="ce3"/>
          <table:table-cell table:number-columns-repeated="4" table:style-name="ce2"/>
          <table:table-cell table:number-columns-repeated="16373"/>
        </table:table-row>
        <table:table-row table:number-rows-repeated="1048572" table:style-name="ro1">
          <table:table-cell table:number-columns-repeated="16384"/>
        </table:table-row>
      </table:table>
      <table:table table:name="CC" table:style-name="ta1">
        <table:table-column table:style-name="co8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CC</text:p>
          </table:table-cell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6" table:formula="of:=[.A2]-[.B2]+2*[.C2]" table:style-name="ce2">
            <text:p>6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3]-[.B3]+2*[.C3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4]-[.B4]+2*[.C4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5]-[.B5]+2*[.C5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6]-[.B6]+2*[.C6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7]-[.B7]+2*[.C7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8]-[.B8]+2*[.C8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9]-[.B9]+2*[.C9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10]-[.B10]+2*[.C10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11]-[.B11]+2*[.C11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12]-[.B12]+2*[.C12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13]-[.B13]+2*[.C13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14]-[.B14]+2*[.C14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15]-[.B15]+2*[.C15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16]-[.B16]+2*[.C16]" table:style-name="ce2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2"/>
          <table:table-cell office:value-type="float" office:value="0" table:formula="of:=[.A17]-[.B17]+2*[.C17]" table:style-name="ce2">
            <text:p>0</text:p>
          </table:table-cell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  <table:table table:name="UFC" table:style-name="ta1">
        <table:table-column table:style-name="co9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2">
          <table:table-cell table:number-columns-repeated="2" table:style-name="ce2"/>
          <table:table-cell office:value-type="string" table:style-name="ce2">
            <text:p>Poids</text:p>
          </table:table-cell>
          <table:table-cell table:number-columns-repeated="2" table:style-name="ce2"/>
          <table:table-cell office:value-type="string" table:style-name="ce2">
            <text:p>Score</text:p>
          </table:table-cell>
          <table:table-cell table:number-columns-repeated="2" table:style-name="ce2"/>
          <table:table-cell table:number-columns-repeated="16376"/>
        </table:table-row>
        <table:table-row table:style-name="ro1">
          <table:table-cell office:value-type="string" table:style-name="ce2">
            <text:p>Catégorie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moyen</text:p>
          </table:table-cell>
          <table:table-cell office:value-type="string" table:style-name="ce2">
            <text:p>difficile</text:p>
          </table:table-cell>
          <table:table-cell office:value-type="string" table:style-name="ce2">
            <text:p>simple</text:p>
          </table:table-cell>
          <table:table-cell office:value-type="string" table:style-name="ce2">
            <text:p>moyen</text:p>
          </table:table-cell>
          <table:table-cell office:value-type="string" table:style-name="ce2">
            <text:p>difficile</text:p>
          </table:table-cell>
          <table:table-cell office:value-type="string" table:style-name="ce2">
            <text:p>Scor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ntrées externes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formula="of:=[.B3]*[.E3]+[.C3]*[.F3]+[.D3]*[.G3]" table:style-name="ce2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orties externes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formula="of:=[.B4]*[.E4]+[.C4]*[.F4]+[.D4]*[.G4]" table:style-name="ce2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equêtes externes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B5]*[.E5]+[.C5]*[.F5]+[.D5]*[.G5]" table:style-name="ce2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ichiers internes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B6]*[.E6]+[.C6]*[.F6]+[.D6]*[.G6]" table:style-name="ce2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ichiers externes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B7]*[.E7]+[.C7]*[.F7]+[.D7]*[.G7]" table:style-name="ce2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otal UFC</text:p>
          </table:table-cell>
          <table:table-cell table:number-columns-repeated="6" table:style-name="ce2"/>
          <table:table-cell office:value-type="float" office:value="7" table:formula="of:=[.H3]+[.H4]+[.H5]+[.H6]+[.H7]" table:style-name="ce2">
            <text:p>7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  <table:table table:name="COM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emin</text:p>
          </table:table-cell>
          <table:table-cell office:value-type="string" table:style-name="ce2">
            <text:p>CO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qsort0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qsort0 (Commentaire)<text:s/>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MI" table:style-name="ta1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HV</text:p>
          </table:table-cell>
          <table:table-cell office:value-type="string" table:style-name="ce2">
            <text:p>CC</text:p>
          </table:table-cell>
          <table:table-cell office:value-type="string" table:style-name="ce2">
            <text:p>LOC</text:p>
          </table:table-cell>
          <table:table-cell office:value-type="string" table:style-name="ce2">
            <text:p>COM</text:p>
          </table:table-cell>
          <table:table-cell office:value-type="string" table:style-name="ce2">
            <text:p>MI</text:p>
          </table:table-cell>
          <table:table-cell table:number-columns-repeated="16379"/>
        </table:table-row>
        <table:table-row table:style-name="ro1">
          <table:table-cell office:value-type="float" office:value="404.23781576013397" table:formula="of:=[Halstead.G3]" table:style-name="ce2">
            <text:p>404,2378158</text:p>
          </table:table-cell>
          <table:table-cell office:value-type="float" office:value="6" table:formula="of:=[CC.D2]" table:style-name="ce2">
            <text:p>6</text:p>
          </table:table-cell>
          <table:table-cell office:value-type="float" office:value="37" table:formula="of:=[LOC.B4]" table:style-name="ce2">
            <text:p>37</text:p>
          </table:table-cell>
          <table:table-cell office:value-type="float" office:value="18" table:formula="of:=[COM.B3]" table:style-name="ce2">
            <text:p>18</text:p>
          </table:table-cell>
          <table:table-cell office:value-type="float" office:value="55.079336423075695" table:formula="of:=MAX(0;(171 - 5.2*LN([.A2]) - 0.23*[.B2] - 16.2*LN([.C2]) + 50*SIN(SQRT(2.4*[.D2])))*(100/171))" table:style-name="ce2">
            <text:p>55,07933642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dc:creator>baptiste armani</dc:creator>
    <meta:creation-date>2025-10-15T09:29:22Z</meta:creation-date>
    <dc:date>2025-10-22T13:56:00Z</dc:date>
    <meta:editing-cycles>8</meta:editing-cycles>
    <meta:editing-duration>PT1677S</meta:editing-duration>
  </office:meta>
</office:document-meta>
</file>